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68a7" officeooo:paragraph-rsid="001768a7"/>
    </style:style>
    <style:style style:name="P2" style:family="paragraph" style:parent-style-name="Standard">
      <style:paragraph-properties fo:text-align="start" style:justify-single-word="false"/>
      <style:text-properties officeooo:rsid="001768a7" officeooo:paragraph-rsid="001768a7"/>
    </style:style>
    <style:style style:name="P3" style:family="paragraph" style:parent-style-name="Standard">
      <style:paragraph-properties fo:text-align="start" style:justify-single-word="false"/>
      <style:text-properties officeooo:rsid="0018c667" officeooo:paragraph-rsid="0018c66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c66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STRUCTIONS</text:span> </text:p>
      <text:p text:style-name="P1">concernant les programmes Passerelle Arduino Nano et Platine capteurs Arduino Pro mini</text:p>
      <text:p text:style-name="P1"/>
      <text:p text:style-name="P2"/>
      <text:p text:style-name="P2">1°- Ouvrir le programme <text:span text:style-name="T1">Passerelle Arduino Nano</text:span> avec l'IDE :</text:p>
      <text:p text:style-name="P2"/>
      <text:p text:style-name="P2">- Cliquer sur <text:span text:style-name="T1">Outils</text:span></text:p>
      <text:p text:style-name="P2"><text:tab/>⇒ cliquer sur <text:span text:style-name="T1">Type de carte</text:span></text:p>
      <text:p text:style-name="P2"><text:tab/><text:tab/>⇒ cliquer sur <text:span text:style-name="T1">Arduino Nano</text:span></text:p>
      <text:p text:style-name="P2"><text:s/><text:tab/>⇒ cliquer sur <text:span text:style-name="T1">Processeur</text:span></text:p>
      <text:p text:style-name="P2"><text:tab/><text:tab/>⇒ cliquer sur <text:span text:style-name="T1">AT Mega328P (old Boa</text:span><text:span text:style-name="T2">dloader)</text:span></text:p>
      <text:p text:style-name="P2"/>
      <text:p text:style-name="P3"><text:span text:style-name="T3">2°- Ouvrir le programme </text:span><text:span text:style-name="T1">Platine capteurs Arduino Pro mini</text:span><text:span text:style-name="T3"> avec l'IDE :</text:span></text:p>
      <text:p text:style-name="P3"><text:span text:style-name="T3"><text:tab/>⇒ cliquer sur </text:span><text:span text:style-name="T1">Type de carte</text:span></text:p>
      <text:p text:style-name="P3"><text:span text:style-name="T3"><text:tab/><text:tab/>⇒ cliquer sur </text:span><text:span text:style-name="T1">Arduino Pro or Pro mini</text:span></text:p>
      <text:p text:style-name="P3"><text:span text:style-name="T3"><text:tab/>⇒ cliquer sur Processeur</text:span></text:p>
      <text:p text:style-name="P3"><text:span text:style-name="T3"><text:tab/><text:tab/>⇒ cliquer sur </text:span><text:span text:style-name="T1">AT Mega328P (3.3v – 8Mhz)</text:span></text:p>
      <text:p text:style-name="P3"/>
      <text:p text:style-name="P3"><text:span text:style-name="T3">3°- Intégrer les librairies ( de la clé USB fournie ) dans « Librairies » de l'IDE :</text:span></text:p>
      <text:p text:style-name="P3"/>
      <text:p text:style-name="P3"><text:span text:style-name="T3">Dans l'ordinateur ouvrir le dossier</text:span><text:span text:style-name="T1"> Programmes</text:span><text:span text:style-name="T3"> puis ouvrir le dossier </text:span><text:span text:style-name="T1">Arduino </text:span><text:span text:style-name="T3">puis ouvrir le dossier </text:span><text:span text:style-name="T1">Librairies.</text:span></text:p>
      <text:p text:style-name="P3"/>
      <text:p text:style-name="P3"><text:span text:style-name="T3">Copier-coller les librairies fournies dans le dossier </text:span><text:span text:style-name="T1">Librairi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py56 </meta:initial-creator>
    <meta:creation-date>2021-03-03T10:53:15.257183644</meta:creation-date>
    <dc:date>2021-03-03T11:41:03.895074900</dc:date>
    <dc:creator>papy56 </dc:creator>
    <meta:editing-duration>PT2M28S</meta:editing-duration>
    <meta:editing-cycles>1</meta:editing-cycles>
    <meta:document-statistic meta:table-count="0" meta:image-count="0" meta:object-count="0" meta:page-count="1" meta:paragraph-count="16" meta:word-count="128" meta:character-count="769" meta:non-whitespace-character-count="642"/>
    <meta:generator>LibreOffice/4.2.8.2$Linux_X86_64 LibreOffice_project/420m0$Build-2</meta:generator>
  </office:meta>
</office:document-meta>
</file>